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Arial" fo:font-size="15pt" fo:font-style="normal" style:text-underline-style="solid" style:text-underline-width="auto" style:text-underline-color="font-color" fo:font-weight="bold" fo:background-color="transparent"/>
    </style:style>
    <style:style style:name="P2" style:family="paragraph" style:parent-style-name="Text_20_body">
      <style:text-properties style:font-name="Arial"/>
    </style:style>
    <style:style style:name="P3"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
    </style:style>
    <style:style style:name="P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style:font-name="Arial"/>
    </style:style>
    <style:style style:name="P6" style:family="paragraph" style:parent-style-name="Text_20_body">
      <style:paragraph-properties fo:margin-left="0cm" fo:margin-right="0cm" fo:text-align="start" style:justify-single-word="false" fo:text-indent="0cm" style:auto-text-indent="false"/>
      <style:text-properties style:font-name="Arial" officeooo:paragraph-rsid="001ce151"/>
    </style:style>
    <style:style style:name="P7" style:family="paragraph" style:parent-style-name="Text_20_body">
      <style:paragraph-properties fo:margin-left="0cm" fo:margin-right="0cm" fo:text-align="start" style:justify-single-word="false" fo:text-indent="0cm" style:auto-text-indent="false"/>
      <style:text-properties style:font-name="Arial" officeooo:paragraph-rsid="001e6b93"/>
    </style:style>
    <style:style style:name="P8" style:family="paragraph" style:parent-style-name="Text_20_body">
      <style:paragraph-properties fo:margin-left="0cm" fo:margin-right="0cm" fo:text-align="start" style:justify-single-word="false" fo:text-indent="0cm" style:auto-text-indent="false"/>
      <style:text-properties style:font-name="Arial" officeooo:paragraph-rsid="001e930c"/>
    </style:style>
    <style:style style:name="P9" style:family="paragraph" style:parent-style-name="Text_20_body">
      <style:paragraph-properties fo:margin-left="0cm" fo:margin-right="0cm" fo:text-indent="0cm" style:auto-text-indent="false"/>
      <style:text-properties style:font-name="Arial" officeooo:rsid="001ce151" officeooo:paragraph-rsid="001ce151"/>
    </style:style>
    <style:style style:name="P10"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paragraph-rsid="001ce151" style:text-blinking="false" fo:background-color="transparent" style:font-size-asian="11pt" style:font-size-complex="11pt"/>
    </style:style>
    <style:style style:name="P11"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ce151" officeooo:paragraph-rsid="001ce151" style:text-blinking="false" fo:background-color="transparent" style:font-size-asian="11pt" style:font-style-asian="normal" style:font-size-complex="11pt" style:font-style-complex="normal"/>
    </style:style>
    <style:style style:name="P12"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rsid="001ce151" officeooo:paragraph-rsid="001ce151" style:text-blinking="false" fo:background-color="transparent" style:font-size-asian="11pt" style:font-size-complex="11pt"/>
    </style:style>
    <style:style style:name="P13" style:family="paragraph" style:parent-style-name="Standard">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rsid="001ce151" officeooo:paragraph-rsid="001ce151" style:text-blinking="false" fo:background-color="transparent" style:font-size-asian="11pt" style:font-size-complex="11pt"/>
    </style:style>
    <style:style style:name="P1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7b85" officeooo:paragraph-rsid="001d7b85" style:text-blinking="false" fo:background-color="transparent" style:font-size-asian="11pt" style:font-style-asian="normal" style:font-size-complex="11pt" style:font-style-complex="normal"/>
    </style:style>
    <style:style style:name="P15" style:family="paragraph" style:parent-style-name="Standard">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rsid="001ce151" officeooo:paragraph-rsid="001d7b85" style:text-blinking="false" fo:background-color="transparent" style:font-size-asian="11pt" style:font-size-complex="11pt"/>
    </style:style>
    <style:style style:name="P16" style:family="paragraph" style:parent-style-name="Standard">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7b85" officeooo:paragraph-rsid="001d7b85" style:text-blinking="false" fo:background-color="transparent" style:font-size-asian="11pt" style:font-style-asian="normal" style:font-size-complex="11pt" style:font-style-complex="normal"/>
    </style:style>
    <style:style style:name="P17" style:family="paragraph" style:parent-style-name="Standard">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d7b85" officeooo:paragraph-rsid="001d7b85" style:text-blinking="false" fo:background-color="transparent" style:font-style-asian="normal" style:font-style-complex="normal"/>
    </style:style>
    <style:style style:name="P18" style:family="paragraph" style:parent-style-name="Text_20_body">
      <style:paragraph-properties fo:margin-left="0cm" fo:margin-right="0cm" fo:text-align="center" style:justify-single-word="false" fo:text-indent="0cm" style:auto-text-indent="false"/>
      <style:text-properties style:font-name="Arial" fo:font-size="11pt" officeooo:paragraph-rsid="001e6b93" style:font-size-asian="11pt" style:font-size-complex="11pt"/>
    </style:style>
    <style:style style:name="P19" style:family="paragraph" style:parent-style-name="Text_20_body">
      <style:paragraph-properties fo:margin-left="0cm" fo:margin-right="0cm" fo:text-align="justify" style:justify-single-word="false" fo:text-indent="0cm" style:auto-text-indent="false"/>
      <style:text-properties style:font-name="Arial" fo:font-size="11pt" fo:font-style="normal" officeooo:rsid="001e6b93" officeooo:paragraph-rsid="001e6b93" style:font-size-asian="11pt" style:font-style-asian="normal" style:font-size-complex="11pt" style:font-style-complex="normal"/>
    </style:style>
    <style:style style:name="P20" style:family="paragraph" style:parent-style-name="Text_20_body">
      <style:paragraph-properties fo:margin-left="0cm" fo:margin-right="0cm" fo:text-align="center" style:justify-single-word="false" fo:text-indent="0cm" style:auto-text-indent="false"/>
      <style:text-properties style:font-name="Arial" fo:font-size="11pt" officeooo:paragraph-rsid="001e930c" style:font-size-asian="11pt" style:font-size-complex="11pt"/>
    </style:style>
    <style:style style:name="P21" style:family="paragraph" style:parent-style-name="Text_20_body">
      <style:paragraph-properties fo:margin-left="0cm" fo:margin-right="0cm" fo:text-align="justify" style:justify-single-word="false" fo:text-indent="0cm" style:auto-text-indent="false"/>
      <style:text-properties style:font-name="Arial" fo:font-size="11pt" fo:font-style="normal" officeooo:rsid="001e930c" officeooo:paragraph-rsid="001e930c" style:font-size-asian="11pt" style:font-style-asian="normal" style:font-size-complex="11pt" style:font-style-complex="normal"/>
    </style:style>
    <style:style style:name="P22" style:family="paragraph" style:parent-style-name="Text_20_body">
      <style:paragraph-properties fo:margin-left="0cm" fo:margin-right="0cm" fo:text-align="justify" style:justify-single-word="false" fo:text-indent="0cm" style:auto-text-indent="false"/>
      <style:text-properties style:font-name="Arial" fo:font-size="13pt" fo:font-style="normal" officeooo:rsid="001e930c" officeooo:paragraph-rsid="001e930c" style:font-size-asian="13pt" style:font-style-asian="normal" style:font-size-complex="13pt" style:font-style-complex="normal"/>
    </style:style>
    <style:style style:name="P23" style:family="paragraph" style:parent-style-name="Text_20_body">
      <style:paragraph-properties fo:margin-left="0cm" fo:margin-right="0cm" fo:text-align="justify" style:justify-single-word="false" fo:text-indent="0cm" style:auto-text-indent="false"/>
      <style:text-properties style:font-name="Arial" fo:font-size="10pt" fo:font-style="normal" style:text-underline-style="solid" style:text-underline-width="auto" style:text-underline-color="font-color" fo:font-weight="bold" officeooo:rsid="002515ec" officeooo:paragraph-rsid="002515ec" style:font-size-asian="10pt" style:font-style-asian="normal" style:font-weight-asian="bold" style:font-size-complex="10pt" style:font-style-complex="normal" style:font-weight-complex="bold"/>
    </style:style>
    <style:style style:name="P24" style:family="paragraph" style:parent-style-name="Text_20_body">
      <style:paragraph-properties fo:margin-left="0cm" fo:margin-right="0cm" fo:text-align="justify" style:justify-single-word="false" fo:text-indent="0cm" style:auto-text-indent="false"/>
      <style:text-properties style:font-name="Arial" fo:font-size="10pt" fo:font-style="normal" style:text-underline-style="none" fo:font-weight="normal" officeooo:rsid="002515ec" officeooo:paragraph-rsid="002515ec" style:font-size-asian="10pt" style:font-style-asian="normal" style:font-weight-asian="normal" style:font-size-complex="10pt" style:font-style-complex="normal" style:font-weight-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3pt" fo:font-style="italic"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6" style:family="text">
      <style:text-properties fo:font-weight="normal"/>
    </style:style>
    <style:style style:name="T7" style:family="text">
      <style:text-properties fo:font-variant="normal" fo:text-transform="none" fo:color="#000000" loext:opacity="100%" style:text-line-through-style="none" style:text-line-through-type="none" fo:font-size="13pt" fo:font-style="italic" style:text-underline-style="none" fo:font-weight="normal" officeooo:rsid="001ce151"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3pt" fo:font-style="italic" style:text-underline-style="none" fo:font-weight="normal" officeooo:rsid="001e6b93"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3pt" fo:font-style="italic" style:text-underline-style="none" fo:font-weight="normal" officeooo:rsid="001e930c" style:text-blinking="false" fo:background-color="transparent" loext:char-shading-value="0"/>
    </style:style>
    <style:style style:name="T10" style:family="text">
      <style:text-properties fo:font-family="Arial, sans-serif"/>
    </style:style>
    <style:style style:name="T11" style:family="text">
      <style:text-properties fo:font-family="Arial, sans-serif" officeooo:rsid="001d7b85"/>
    </style:style>
    <style:style style:name="T12" style:family="text">
      <style:text-properties officeooo:rsid="001de846"/>
    </style:style>
    <style:style style:name="T13" style:family="text">
      <style:text-properties fo:font-style="italic"/>
    </style:style>
    <style:style style:name="T14" style:family="text">
      <style:text-properties fo:font-style="italic" officeooo:rsid="001e6b93"/>
    </style:style>
    <style:style style:name="T15" style:family="text">
      <style:text-properties fo:font-style="italic" officeooo:rsid="001e930c"/>
    </style:style>
    <style:style style:name="T16" style:family="text">
      <style:text-properties officeooo:rsid="002026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59bb1792-7fff-3879-36e8-0162dddf5aba"/>MEMBRES DU GROUPE PRÉSENT EN PHYSIQUE</text:p>
      <text:p text:style-name="P2"/>
      <text:p text:style-name="P3">Membres : Axel Nave, Tom Balden, Wilbens Polisca, Noaim Mallard</text:p>
      <text:p text:style-name="P4"><text:span text:style-name="T1">—</text:span><text:span text:style-name="T2">---------------------------------------------------------------------------------------------------------------------------------------------</text:span></text:p>
      <text:p text:style-name="P5"><text:span text:style-name="T3">27 Mai 2025</text:span><text:span text:style-name="T4"> — </text:span><text:span text:style-name="T5">Tous les membres du groupe sont présents sur place.</text:span><text:span text:style-name="T6"><text:line-break/></text:span><text:span text:style-name="T3">10 juin 2025  </text:span><text:span text:style-name="T4">— </text:span><text:span text:style-name="T5">Tous les membres du groupe sont présents sur place.</text:span> </text:p>
      <text:p text:style-name="P6"><text:span text:style-name="T3">1</text:span><text:span text:style-name="T7">1</text:span><text:span text:style-name="T3"> juin 2025  </text:span><text:span text:style-name="T4">— </text:span><text:span text:style-name="T5">Tous les membres du groupe sont présents sur place.</text:span> </text:p>
      <text:p text:style-name="P7"><text:span text:style-name="T3">1</text:span><text:span text:style-name="T8">2</text:span><text:span text:style-name="T3"> juin 2025  </text:span><text:span text:style-name="T4">— </text:span><text:span text:style-name="T5">Tous les membres du groupe sont présents sur place.</text:span> </text:p>
      <text:p text:style-name="P8"><text:span text:style-name="T3">1</text:span><text:span text:style-name="T9">3</text:span><text:span text:style-name="T3"> juin 2025  </text:span><text:span text:style-name="T4">— </text:span><text:span text:style-name="T5">Tous les membres du groupe sont présents sur place.</text:span></text:p>
      <text:p text:style-name="P9">------------------------------------------------------------------------------------------------------------------------</text:p>
      <text:p text:style-name="P10">27 Mai 2025</text:p>
      <text:p text:style-name="P11">Nous avons réparti notre groupe pour avancer correctement sur les applications Il était nécessaire au début de créer un dépôt git pour le groupe et de l’initialiser sur les ordinateurs des membres du groupe. Après cette configuration, il a fallu trouver un nom à notre projet, à notre magasin et ensuite une adresse. Par la suite, nous avons créer et annoter ce qui va nous servir de quadrillage du plan fourni. La liste des produits a également été réduite pour permettre une meilleur efficacité et rapidité. Avec ceci nous avons également créer une liste aléatoire de produit.</text:p>
      <text:p text:style-name="P12"/>
      <text:p text:style-name="P13"><text:bookmark text:name="docs-internal-guid-6714d528-7fff-9e2e-8e8e-91c4d91e3c20"/><text:span text:style-name="T10">10 juin 2025</text:span> </text:p>
      <text:p text:style-name="P14">Nous avons mis à jour le quadrillage du magasin pour qu’ils soient plus propre, lisible et utilisable. Nous avons réfléchi à des fonctionnalités pouvant être ajouté ou amélioré dans la suite de notre projet. </text:p>
      <text:p text:style-name="P14"/>
      <text:p text:style-name="P15"><text:bookmark text:name="docs-internal-guid-6714d528-7fff-9e2e-8e8e-91c4d91e3c20 Copie 1"/><text:span text:style-name="T10">1</text:span><text:span text:style-name="T11">1</text:span><text:span text:style-name="T10"> juin 2025</text:span> </text:p>
      <text:p text:style-name="P16">Nous avons réfléchi à une interface attractive avec des fonctionnalités supplémentaires ajoutés comme la sélection des magasins. <text:s/>De plus, nous avons commencer la réalisation du programme Djikstra pour parcourir le magasin selon une liste de course défini. Nous réfléchissons à comment gagner encore plus de temps. <text:span text:style-name="T12">Nous avons rencontrer des difficultés dans la façon de placer nos produits dans les rayons attribués, il y a un problème de taille de case et nous devons encore trouver un moyen de contourner ceci. </text:span></text:p>
      <text:p text:style-name="P17"/>
      <text:p text:style-name="P18"><text:span text:style-name="T13">1</text:span><text:span text:style-name="T14">2</text:span><text:span text:style-name="T13"> juin 2025</text:span></text:p>
      <text:p text:style-name="P19">Après discussion avec Mr. Conoir, nous sommes passés sur du Modèle,Vue,Contrôleur. Nous avons donc séparé les éléments de notre Application 1 et de l’application 2. L’application permet donc de créer un projet, de l’ouvrir, de le sauvegarder. Elle permet aussi de changer le quadrillage et de placer les aliments d’une liste de produits sur le plan du magasin. Avec ceci, l’application 2 peut donc commencer à être recoder. Nous avons pour projet de faire une interface où il sera possible de choisir un magasin et en fonction de ce magasin ( créer au préalable dans l’application 1) il sera possible de faire une liste de course. En fonction de cette liste, notre objectif sera de réaliser un parcours pour réaliser la liste de course de l’utilisateur.</text:p>
      <text:p text:style-name="P19"><text:soft-page-break/></text:p>
      <text:p text:style-name="P20"><text:span text:style-name="T13">1</text:span><text:span text:style-name="T15">3</text:span><text:span text:style-name="T13"> juin 2025</text:span></text:p>
      <text:p text:style-name="P21">Pour la dernière journée, nous allons finaliser l’application 1 et l’application 2, <text:span text:style-name="T16">Nous avons donc réaliser l’interface de l’application 2 et réaliser également l’algorithme de chemin pour parcourir le magasin selon la liste de course de l’utilisateur. La notice pour la bonne compréhension de l’application 1.</text:span></text:p>
      <text:p text:style-name="P22"/>
      <text:p text:style-name="P23">Axel</text:p>
      <text:p text:style-name="P24">- Configuration du github pour le groupe</text:p>
      <text:p text:style-name="P24">- Réalisation du compte-rendu chaque jour</text:p>
      <text:p text:style-name="P24">- Réalisation du modèle de l’application 1</text:p>
      <text:p text:style-name="P24">- Réalisation de la vue de l’application 1</text:p>
      <text:p text:style-name="P23">Wilbens</text:p>
      <text:p text:style-name="P24">- Création du git hub</text:p>
      <text:p text:style-name="P24">- Configuration du github pour le groupe</text:p>
      <text:p text:style-name="P24">- Réalisation du contrôleur de l’application 1</text:p>
      <text:p text:style-name="P24">- Réalisation de la vue de l’application 1</text:p>
      <text:p text:style-name="P24">- Réalisation de la notice de l’application 1</text:p>
      <text:p text:style-name="P23">Tom</text:p>
      <text:p text:style-name="P24">- Réalisation de la liste aléatoire</text:p>
      <text:p text:style-name="P24">- Réalisation du modèle de l’application 2</text:p>
      <text:p text:style-name="P24">- Réalisation du contrôleur de l’application 2</text:p>
      <text:p text:style-name="P23">Noaïm </text:p>
      <text:p text:style-name="P24">- Réalisation de la liste des produits sélectionnés pour le projet</text:p>
      <text:p text:style-name="P24">- Réalisation du contrôleur de l’application 2</text:p>
      <text:p text:style-name="P24">- Réalisation de la vue de l’application 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1T16:20:06.122352800</meta:creation-date>
    <dc:date>2025-06-13T14:17:00.819466700</dc:date>
    <meta:editing-duration>PT4H47M44S</meta:editing-duration>
    <meta:editing-cycles>6</meta:editing-cycles>
    <meta:generator>LibreOffice/25.2.3.1$Windows_X86_64 LibreOffice_project/d8d1af5f77df955194e52baabe19324532ac8e8b</meta:generator>
    <meta:document-statistic meta:table-count="0" meta:image-count="0" meta:object-count="0" meta:page-count="2" meta:paragraph-count="37" meta:word-count="590" meta:character-count="3779" meta:non-whitespace-character-count="3208"/>
  </office:meta>
</office:document-meta>
</file>